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0" table:print="false">
        <table:table-row>
          <table:table-cell office:value-type="string" office:value="DateSubmitted">
            <text:p>DateSubmitted</text:p>
          </table:table-cell>
          <table:table-cell office:value-type="string" office:value="UserIp">
            <text:p>UserIp</text:p>
          </table:table-cell>
          <table:table-cell office:value-type="string" office:value="Username">
            <text:p>Username</text:p>
          </table:table-cell>
          <table:table-cell office:value-type="string" office:value="UserId">
            <text:p>UserId</text:p>
          </table:table-cell>
          <table:table-cell office:value-type="string" office:value="Lang">
            <text:p>Lang</text:p>
          </table:table-cell>
          <table:table-cell office:value-type="string" office:value="PoliticsOfTheCountry">
            <text:p>PoliticsOfTheCountry</text:p>
          </table:table-cell>
          <table:table-cell office:value-type="string" office:value="InternationalPolitics">
            <text:p>InternationalPolitics</text:p>
          </table:table-cell>
          <table:table-cell office:value-type="string" office:value="InOrderOfSize">
            <text:p>InOrderOfSize</text:p>
          </table:table-cell>
          <table:table-cell office:value-type="string" office:value="MostlyControlledBy">
            <text:p>MostlyControlledBy</text:p>
          </table:table-cell>
          <table:table-cell office:value-type="string" office:value="Politicians">
            <text:p>Politicians</text:p>
          </table:table-cell>
          <table:table-cell office:value-type="string" office:value="TypeOfGovernment">
            <text:p>TypeOfGovernment</text:p>
          </table:table-cell>
          <table:table-cell office:value-type="string" office:value="YouPreferTo">
            <text:p>YouPreferTo</text:p>
          </table:table-cell>
          <table:table-cell office:value-type="string" office:value="PowerForTheGreaterGood ">
            <text:p>PowerForTheGreaterGood </text:p>
          </table:table-cell>
          <table:table-cell office:value-type="string" office:value=" Governments">
            <text:p> Governments</text:p>
          </table:table-cell>
          <table:table-cell office:value-type="string" office:value="Nationalism ">
            <text:p>Nationalism </text:p>
          </table:table-cell>
          <table:table-cell office:value-type="string" office:value="Democracy">
            <text:p>Democracy</text:p>
          </table:table-cell>
          <table:table-cell office:value-type="string" office:value="VoteOnEveryIssue">
            <text:p>VoteOnEveryIssue</text:p>
          </table:table-cell>
          <table:table-cell office:value-type="string" office:value="DemocracyOrDictatorship">
            <text:p>DemocracyOrDictatorship</text:p>
          </table:table-cell>
          <table:table-cell office:value-type="string" office:value="GoodLeader">
            <text:p>GoodLeader</text:p>
          </table:table-cell>
          <table:table-cell office:value-type="string" office:value=" TheRichAndPoor  ">
            <text:p> TheRichAndPoor  </text:p>
          </table:table-cell>
          <table:table-cell office:value-type="string" office:value="WorldStandardOfLiving">
            <text:p>WorldStandardOfLiving</text:p>
          </table:table-cell>
          <table:table-cell office:value-type="string" office:value="SocialismAndCapitalism ">
            <text:p>SocialismAndCapitalism </text:p>
          </table:table-cell>
          <table:table-cell office:value-type="string" office:value="CompetitionForMoney">
            <text:p>CompetitionForMoney</text:p>
          </table:table-cell>
          <table:table-cell office:value-type="string" office:value="FreeTrade">
            <text:p>FreeTrade</text:p>
          </table:table-cell>
          <table:table-cell office:value-type="string" office:value="Immigration">
            <text:p>Immigration</text:p>
          </table:table-cell>
          <table:table-cell office:value-type="string" office:value="FleeingAWarZone">
            <text:p>FleeingAWarZone</text:p>
          </table:table-cell>
          <table:table-cell office:value-type="string" office:value="Multiculturalism">
            <text:p>Multiculturalism</text:p>
          </table:table-cell>
          <table:table-cell office:value-type="string" office:value="ForeignAid">
            <text:p>ForeignAid</text:p>
          </table:table-cell>
          <table:table-cell office:value-type="string" office:value="TheCountryDebt ">
            <text:p>TheCountryDebt </text:p>
          </table:table-cell>
          <table:table-cell office:value-type="string" office:value="LifeHaveEqualValue">
            <text:p>LifeHaveEqualValue</text:p>
          </table:table-cell>
          <table:table-cell office:value-type="string" office:value="Taxes">
            <text:p>Taxes</text:p>
          </table:table-cell>
          <table:table-cell office:value-type="string" office:value="FinancialSupport">
            <text:p>FinancialSupport</text:p>
          </table:table-cell>
          <table:table-cell office:value-type="string" office:value="ConservativeAndLiberal">
            <text:p>ConservativeAndLiberal</text:p>
          </table:table-cell>
          <table:table-cell office:value-type="string" office:value="CivilRights">
            <text:p>CivilRights</text:p>
          </table:table-cell>
          <table:table-cell office:value-type="string" office:value="Freedom">
            <text:p>Freedom</text:p>
          </table:table-cell>
          <table:table-cell office:value-type="string" office:value="GovernmentSurveillance ">
            <text:p>GovernmentSurveillance </text:p>
          </table:table-cell>
          <table:table-cell office:value-type="string" office:value="RightToHaveGun">
            <text:p>RightToHaveGun</text:p>
          </table:table-cell>
          <table:table-cell office:value-type="string" office:value="AllCountries">
            <text:p>AllCountries</text:p>
          </table:table-cell>
          <table:table-cell office:value-type="string" office:value="IsraelisAndPalestinians">
            <text:p>IsraelisAndPalestinians</text:p>
          </table:table-cell>
          <table:table-cell office:value-type="string" office:value="WhenInConflict">
            <text:p>WhenInConflict</text:p>
          </table:table-cell>
          <table:table-cell office:value-type="string" office:value="ClimateChange ">
            <text:p>ClimateChange </text:p>
          </table:table-cell>
          <table:table-cell office:value-type="string" office:value="NuclearEnergy">
            <text:p>NuclearEnergy</text:p>
          </table:table-cell>
          <table:table-cell office:value-type="string" office:value="WorldsPopulation">
            <text:p>WorldsPopulation</text:p>
          </table:table-cell>
          <table:table-cell office:value-type="string" office:value="TheFollowingAreTrue ">
            <text:p>TheFollowingAreTrue </text:p>
          </table:table-cell>
          <table:table-cell office:value-type="string" office:value="coinsWon">
            <text:p>coinsWon</text:p>
          </table:table-cell>
        </table:table-row>
        <table:table-row>
          <table:table-cell office:value-type="string" office:value="2017-06-01 06:37:30">
            <text:p>2017-06-01 06:37:30</text:p>
          </table:table-cell>
          <table:table-cell office:value-type="string" office:value="49.144.6.8">
            <text:p>49.144.6.8</text:p>
          </table:table-cell>
          <table:table-cell office:value-type="string" office:value="parmvir singh">
            <text:p>parmvir singh</text:p>
          </table:table-cell>
          <table:table-cell office:value-type="float" office:value="931">
            <text:p>931</text:p>
          </table:table-cell>
          <table:table-cell office:value-type="string" office:value="en-GB">
            <text:p>en-GB</text:p>
          </table:table-cell>
          <table:table-cell office:value-type="string" office:value="a lot">
            <text:p>a lot</text:p>
          </table:table-cell>
          <table:table-cell office:value-type="string" office:value="not at all">
            <text:p>not at all</text:p>
          </table:table-cell>
          <table:table-cell office:value-type="string" office:value="">
            <text:p/>
          </table:table-cell>
          <table:table-cell office:value-type="string" office:value="no one ">
            <text:p>no one </text:p>
          </table:table-cell>
          <table:table-cell office:value-type="string" office:value="get into politics with good intention but are corrupted by the system">
            <text:p>get into politics with good intention but are corrupted by the system</text:p>
          </table:table-cell>
          <table:table-cell office:value-type="string" office:value="run by an efficient and kindly dictator">
            <text:p>run by an efficient and kindly dictator</text:p>
          </table:table-cell>
          <table:table-cell office:value-type="string" office:value="poor living in a democracy">
            <text:p>poor living in a democracy</text:p>
          </table:table-cell>
          <table:table-cell office:value-type="string" office:value="yes">
            <text:p>yes</text:p>
          </table:table-cell>
          <table:table-cell office:value-type="string" office:value="I’m unsure">
            <text:p>I’m unsure</text:p>
          </table:table-cell>
          <table:table-cell office:value-type="string" office:value="is bad because it creates a sense of superiority and often war">
            <text:p>is bad because it creates a sense of superiority and often war</text:p>
          </table:table-cell>
          <table:table-cell office:value-type="string" office:value="only works if there is a well educated electorate">
            <text:p>only works if there is a well educated electorate</text:p>
          </table:table-cell>
          <table:table-cell office:value-type="string" office:value="I’m unsure">
            <text:p>I’m unsure</text:p>
          </table:table-cell>
          <table:table-cell office:value-type="string" office:value="a dictatorship">
            <text:p>a dictatorship</text:p>
          </table:table-cell>
          <table:table-cell office:value-type="string" office:value="Vladimir Putin ">
            <text:p>Vladimir Putin </text:p>
          </table:table-cell>
          <table:table-cell office:value-type="string" office:value="is getting smaller">
            <text:p>is getting smaller</text:p>
          </table:table-cell>
          <table:table-cell office:value-type="string" office:value="remains the same">
            <text:p>remains the same</text:p>
          </table:table-cell>
          <table:table-cell office:value-type="string" office:value="socialism">
            <text:p>socialism</text:p>
          </table:table-cell>
          <table:table-cell office:value-type="string" office:value="is wrong because it makes most of us miserable and anxious">
            <text:p>is wrong because it makes most of us miserable and anxious</text:p>
          </table:table-cell>
          <table:table-cell office:value-type="string" office:value="is bad because it just results in jobs being lost to countries with lower wages">
            <text:p>is bad because it just results in jobs being lost to countries with lower wages</text:p>
          </table:table-cell>
          <table:table-cell office:value-type="string" office:value="should ideally be allowed for everyone to anywhere ">
            <text:p>should ideally be allowed for everyone to anywhere </text:p>
          </table:table-cell>
          <table:table-cell office:value-type="string" office:value="realistically no.  Our duty is to first protect those already here">
            <text:p>realistically no.  Our duty is to first protect those already here</text:p>
          </table:table-cell>
          <table:table-cell office:value-type="string" office:value="is ‘political correctness’ that devalues the importance of our own culture">
            <text:p>is ‘political correctness’ that devalues the importance of our own culture</text:p>
          </table:table-cell>
          <table:table-cell office:value-type="string" office:value="should be cut back to one percent of our national income">
            <text:p>should be cut back to one percent of our national income</text:p>
          </table:table-cell>
          <table:table-cell office:value-type="string" office:value="is exaggerated to justify cutting social services for the poor  ">
            <text:p>is exaggerated to justify cutting social services for the poor  </text:p>
          </table:table-cell>
          <table:table-cell office:value-type="string" office:value="realistically no">
            <text:p>realistically no</text:p>
          </table:table-cell>
          <table:table-cell office:value-type="string" office:value="should be as high as possible on the rich">
            <text:p>should be as high as possible on the rich</text:p>
          </table:table-cell>
          <table:table-cell office:value-type="string" office:value="should only be for those who are trying their hardest to find a job">
            <text:p>should only be for those who are trying their hardest to find a job</text:p>
          </table:table-cell>
          <table:table-cell office:value-type="string" office:value="liberal">
            <text:p>liberal</text:p>
          </table:table-cell>
          <table:table-cell office:value-type="string" office:value="are about protecting us from government interference">
            <text:p>are about protecting us from government interference</text:p>
          </table:table-cell>
          <table:table-cell office:value-type="string" office:value="is to pay no tax">
            <text:p>is to pay no tax</text:p>
          </table:table-cell>
          <table:table-cell office:value-type="string" office:value="has to be possible if they think you’re a terrorist">
            <text:p>has to be possible if they think you’re a terrorist</text:p>
          </table:table-cell>
          <table:table-cell office:value-type="string" office:value="has become a meaningless right that just causes death and destruction">
            <text:p>has become a meaningless right that just causes death and destruction</text:p>
          </table:table-cell>
          <table:table-cell office:value-type="string" office:value="should never interfere in the domestic affairs of another country">
            <text:p>should never interfere in the domestic affairs of another country</text:p>
          </table:table-cell>
          <table:table-cell office:value-type="string" office:value="is the fault of the Palestinians">
            <text:p>is the fault of the Palestinians</text:p>
          </table:table-cell>
          <table:table-cell office:value-type="string" office:value="keep talking to their enemies even when they are fighting a war with them">
            <text:p>keep talking to their enemies even when they are fighting a war with them</text:p>
          </table:table-cell>
          <table:table-cell office:value-type="string" office:value="is a catastrophe that could wipe out the human race if we don’t quickly stop it">
            <text:p>is a catastrophe that could wipe out the human race if we don’t quickly stop it</text:p>
          </table:table-cell>
          <table:table-cell office:value-type="string" office:value="offers a chance to create almost unlimited electricity for nearly nothing, without causing climate change">
            <text:p>offers a chance to create almost unlimited electricity for nearly nothing, without causing climate change</text:p>
          </table:table-cell>
          <table:table-cell office:value-type="string" office:value="is no longer the problem that it once was">
            <text:p>is no longer the problem that it once was</text:p>
          </table:table-cell>
          <table:table-cell office:value-type="string" office:value="vaccines are useless and just a way of keeping drug companies rich">
            <text:p>vaccines are useless and just a way of keeping drug companies rich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 office:value="2017-06-01 05:53:28">
            <text:p>2017-06-01 05:53:28</text:p>
          </table:table-cell>
          <table:table-cell office:value-type="string" office:value="49.147.15.214">
            <text:p>49.147.15.214</text:p>
          </table:table-cell>
          <table:table-cell office:value-type="string" office:value="Patty">
            <text:p>Patty</text:p>
          </table:table-cell>
          <table:table-cell office:value-type="float" office:value="922">
            <text:p>922</text:p>
          </table:table-cell>
          <table:table-cell office:value-type="string" office:value="en-GB">
            <text:p>en-GB</text:p>
          </table:table-cell>
          <table:table-cell office:value-type="string" office:value="a lot">
            <text:p>a lot</text:p>
          </table:table-cell>
          <table:table-cell office:value-type="string" office:value="a lot">
            <text:p>a lot</text:p>
          </table:table-cell>
          <table:table-cell office:value-type="string" office:value="spread of nuclear weapons">
            <text:p>spread of nuclear weapons</text:p>
          </table:table-cell>
          <table:table-cell office:value-type="string" office:value="the politicians">
            <text:p>the politicians</text:p>
          </table:table-cell>
          <table:table-cell office:value-type="string" office:value="are unfairly abused because they all try their hardest at an impossible job">
            <text:p>are unfairly abused because they all try their hardest at an impossible job</text:p>
          </table:table-cell>
          <table:table-cell office:value-type="string" office:value="run by an efficient and kindly dictator">
            <text:p>run by an efficient and kindly dictator</text:p>
          </table:table-cell>
          <table:table-cell office:value-type="string" office:value="poor living in a democracy">
            <text:p>poor living in a democracy</text:p>
          </table:table-cell>
          <table:table-cell office:value-type="string" office:value="no">
            <text:p>no</text:p>
          </table:table-cell>
          <table:table-cell office:value-type="string" office:value="not necessarily">
            <text:p>not necessarily</text:p>
          </table:table-cell>
          <table:table-cell office:value-type="string" office:value="is bad because it creates a sense of superiority and often war">
            <text:p>is bad because it creates a sense of superiority and often war</text:p>
          </table:table-cell>
          <table:table-cell office:value-type="string" office:value="despite its flaws is the only way to guarantee our freedoms\nis the only way to protect against tyranny">
            <text:p>despite its flaws is the only way to guarantee our freedoms\nis the only way to protect against tyranny</text:p>
          </table:table-cell>
          <table:table-cell office:value-type="string" office:value="yes">
            <text:p>yes</text:p>
          </table:table-cell>
          <table:table-cell office:value-type="string" office:value="a democracy  ">
            <text:p>a democracy  </text:p>
          </table:table-cell>
          <table:table-cell office:value-type="string" office:value="Donald Trump ">
            <text:p>Donald Trump </text:p>
          </table:table-cell>
          <table:table-cell office:value-type="string" office:value="keeps growing">
            <text:p>keeps growing</text:p>
          </table:table-cell>
          <table:table-cell office:value-type="string" office:value="is getting worse">
            <text:p>is getting worse</text:p>
          </table:table-cell>
          <table:table-cell office:value-type="string" office:value="socialism">
            <text:p>socialism</text:p>
          </table:table-cell>
          <table:table-cell office:value-type="string" office:value="is wrong because it makes most of us miserable and anxious">
            <text:p>is wrong because it makes most of us miserable and anxious</text:p>
          </table:table-cell>
          <table:table-cell office:value-type="string" office:value="is bad because it just results in jobs being lost to countries with lower wages">
            <text:p>is bad because it just results in jobs being lost to countries with lower wages</text:p>
          </table:table-cell>
          <table:table-cell office:value-type="string" office:value="should ideally be allowed for everyone to anywhere ">
            <text:p>should ideally be allowed for everyone to anywhere </text:p>
          </table:table-cell>
          <table:table-cell office:value-type="string" office:value="realistically no.  Our duty is to first protect those already here">
            <text:p>realistically no.  Our duty is to first protect those already here</text:p>
          </table:table-cell>
          <table:table-cell office:value-type="string" office:value="is ‘political correctness’ that devalues the importance of our own culture">
            <text:p>is ‘political correctness’ that devalues the importance of our own culture</text:p>
          </table:table-cell>
          <table:table-cell office:value-type="string" office:value="should be cut back to one percent of our national income">
            <text:p>should be cut back to one percent of our national income</text:p>
          </table:table-cell>
          <table:table-cell office:value-type="string" office:value="is exaggerated to justify cutting social services for the poor  ">
            <text:p>is exaggerated to justify cutting social services for the poor  </text:p>
          </table:table-cell>
          <table:table-cell office:value-type="string" office:value="realistically no">
            <text:p>realistically no</text:p>
          </table:table-cell>
          <table:table-cell office:value-type="string" office:value="should be as high as possible on the rich">
            <text:p>should be as high as possible on the rich</text:p>
          </table:table-cell>
          <table:table-cell office:value-type="string" office:value="should only be for those who are trying their hardest to find a job">
            <text:p>should only be for those who are trying their hardest to find a job</text:p>
          </table:table-cell>
          <table:table-cell office:value-type="string" office:value="conservative ">
            <text:p>conservative </text:p>
          </table:table-cell>
          <table:table-cell office:value-type="string" office:value="are about protecting us from government interference">
            <text:p>are about protecting us from government interference</text:p>
          </table:table-cell>
          <table:table-cell office:value-type="string" office:value="is to be able to do what you want (without hurting others)">
            <text:p>is to be able to do what you want (without hurting others)</text:p>
          </table:table-cell>
          <table:table-cell office:value-type="string" office:value="has to be possible if they think you’re a terrorist">
            <text:p>has to be possible if they think you’re a terrorist</text:p>
          </table:table-cell>
          <table:table-cell office:value-type="string" office:value="has become a meaningless right that just causes death and destruction">
            <text:p>has become a meaningless right that just causes death and destruction</text:p>
          </table:table-cell>
          <table:table-cell office:value-type="string" office:value="should never interfere in the domestic affairs of another country">
            <text:p>should never interfere in the domestic affairs of another country</text:p>
          </table:table-cell>
          <table:table-cell office:value-type="string" office:value="is the fault of the Palestinians\nwill never solve itself unless other countries push them to agree\nI’m unsure">
            <text:p>is the fault of the Palestinians\nwill never solve itself unless other countries push them to agree\nI’m unsure</text:p>
          </table:table-cell>
          <table:table-cell office:value-type="string" office:value="accept the limitations of negotiations and use force when they breakdown">
            <text:p>accept the limitations of negotiations and use force when they breakdown</text:p>
          </table:table-cell>
          <table:table-cell office:value-type="string" office:value="is just an invention of those with a lot to personally gain from the panic  ">
            <text:p>is just an invention of those with a lot to personally gain from the panic  </text:p>
          </table:table-cell>
          <table:table-cell office:value-type="string" office:value="offers a chance to create almost unlimited electricity for nearly nothing, without causing climate change">
            <text:p>offers a chance to create almost unlimited electricity for nearly nothing, without causing climate change</text:p>
          </table:table-cell>
          <table:table-cell office:value-type="string" office:value="is no longer the problem that it once was">
            <text:p>is no longer the problem that it once was</text:p>
          </table:table-cell>
          <table:table-cell office:value-type="string" office:value="the 9/11 attacks on the World Trade Center was an inside job by the Bush family">
            <text:p>the 9/11 attacks on the World Trade Center was an inside job by the Bush family</text:p>
          </table:table-cell>
          <table:table-cell office:value-type="float" office:value="13">
            <text:p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
		            </number:text>
      <number:currency-symbol number:language="en" number:country="US">$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
		            </number:text>
      <number:currency-symbol number:language="en" number:country="US">$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
		                    <text:sheet-name>???</text:sheet-name>
		                </text:p>
      </style:header>
      <style:header-left style:display="false"/>
      <style:footer>
        <text:p>
		                    Página
		                    <text:page-number>1</text:page-number>
		                </text:p>
      </style:footer>
      <style:footer-left style:display="false"/>
    </style:master-page>
    <style:master-page style:name="Report" style:page-layout-name="pm2">
      <style:header>
        <style:region-left>
          <text:p>
		                        <text:sheet-name>???</text:sheet-name>
		                        (
		                        <text:title>???</text:title>
		                        )
		                    </text:p>
        </style:region-left>
        <style:region-right>
          <text:p>
		                        <text:date style:data-style-name="N2" text:date-value="2008-02-18">18/02/2008</text:date>
		                        ,
		                        <text:time>00:17:06</text:time>
		                    </text:p>
        </style:region-right>
      </style:header>
      <style:header-left style:display="false"/>
      <style:footer>
        <text:p>
		                    Page
		                    <text:page-number>1</text:page-number>
		                    /
		                    <text:page-count>99</text:page-count>
		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7-06-2T12:39:57</meta:creation-date>
    <dc:date>2017-06-2T12:39:57</dc:date>
    <dc:language>en-U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